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fo:color="#000000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212121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fo:color="#001f31"/>
    </style:style>
    <style:style style:name="T79" style:family="text">
      <style:text-properties fo:font-size="12.00pt" fo:font-weight="bold" fo:font-family="Arial" style:font-family-asian="Arial" style:font-family-complex="Arial" fo:background-color="transparent" fo:color="#001f31"/>
    </style:style>
    <style:style style:name="T80" style:family="text">
      <style:text-properties fo:font-size="12.00pt" fo:font-weight="normal" fo:font-family="Arial" style:font-family-asian="Arial" style:font-family-complex="Arial" fo:background-color="transparent" fo:color="#001f31"/>
    </style:style>
    <style:style style:name="T81" style:family="text">
      <style:text-properties fo:font-size="12.00pt" fo:font-weight="normal" fo:font-family="Arial" style:font-family-asian="Arial" style:font-family-complex="Arial" fo:background-color="transparent" fo:color="#4f81bd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 text:display="non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4f81bd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fo:color="#212121"/>
    </style:style>
    <style:style style:name="T87" style:family="text">
      <style:text-properties fo:font-size="12.00pt" fo:font-weight="bold" fo:font-family="Arial" style:font-family-asian="Arial" style:font-family-complex="Arial" fo:background-color="transparent" fo:color="#212121"/>
    </style:style>
    <style:style style:name="T88" style:family="text">
      <style:text-properties fo:font-size="12.00pt" fo:font-weight="normal" fo:font-family="Arial" style:font-family-asian="Arial" style:font-family-complex="Arial" fo:background-color="transparent" fo:color="#212121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fo:color="#212121"/>
    </style:style>
    <style:style style:name="T91" style:family="text">
      <style:text-properties fo:font-size="12.00pt" fo:font-weight="bold" fo:font-family="Arial" style:font-family-asian="Arial" style:font-family-complex="Arial" fo:background-color="transparent" fo:color="#212121"/>
    </style:style>
    <style:style style:name="T92" style:family="text">
      <style:text-properties fo:font-size="12.00pt" fo:font-weight="normal" fo:font-family="Arial" style:font-family-asian="Arial" style:font-family-complex="Arial" fo:background-color="transparent" fo:color="#212121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50.00%" fo:text-align="center" fo:margin-right="-7.10pt" fo:margin-bottom="10.00pt"/>
    </style:style>
    <style:style style:name="P3" style:family="paragraph">
      <style:paragraph-properties fo:line-height="150.00%" fo:text-align="center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00.00%" fo:text-align="justify" fo:margin-left="21.25pt" fo:text-indent="35.45pt"/>
    </style:style>
    <style:style style:name="P6" style:family="paragraph">
      <style:paragraph-properties fo:line-height="150.00%" fo:text-align="justify"/>
    </style:style>
    <style:style style:name="P7" style:family="paragraph">
      <style:paragraph-properties fo:line-height="150.00%" fo:text-align="left"/>
    </style:style>
    <style:style style:name="P8" style:family="paragraph">
      <style:paragraph-properties fo:line-height="150.00%" fo:text-align="center"/>
    </style:style>
    <style:style style:name="P9" style:family="paragraph">
      <style:paragraph-properties fo:line-height="150.00%" fo:text-align="justify" fo:margin-left="14.20pt" fo:text-indent="56.70pt"/>
    </style:style>
    <style:style style:name="P10" style:family="paragraph">
      <style:paragraph-properties fo:line-height="150.00%" fo:text-align="center"/>
    </style:style>
    <style:style style:name="P11" style:family="paragraph">
      <style:paragraph-properties fo:line-height="150.00%" fo:text-align="justify" fo:margin-left="0.00pt" fo:text-indent="56.70pt"/>
    </style:style>
    <style:style style:name="P12" style:family="paragraph">
      <style:paragraph-properties fo:line-height="150.00%" fo:text-align="center"/>
    </style:style>
    <style:style style:name="P13" style:family="paragraph">
      <style:paragraph-properties fo:line-height="150.00%" fo:text-align="justify" fo:margin-left="0.00pt" fo:text-indent="42.55pt"/>
    </style:style>
    <style:style style:name="P14" style:family="paragraph">
      <style:paragraph-properties fo:line-height="150.00%" fo:text-align="justify" fo:margin-left="0.00pt" fo:text-indent="14.15pt"/>
    </style:style>
    <style:style style:name="P15" style:family="paragraph">
      <style:paragraph-properties fo:line-height="150.00%" fo:text-align="justify" fo:margin-left="0.00pt" fo:text-indent="42.55pt"/>
    </style:style>
    <style:style style:name="P16" style:family="paragraph">
      <style:paragraph-properties fo:line-height="150.00%" fo:text-align="center"/>
    </style:style>
    <style:style style:name="P17" style:family="paragraph">
      <style:paragraph-properties fo:line-height="115.00%" fo:text-align="justify"/>
    </style:style>
    <style:style style:name="P18" style:family="paragraph">
      <style:paragraph-properties fo:line-height="100.00%" fo:text-align="justify"/>
    </style:style>
    <style:style style:name="P19" style:family="paragraph">
      <style:paragraph-properties fo:line-height="115.00%" fo:text-align="justify"/>
    </style:style>
    <style:style style:name="P20" style:family="paragraph">
      <style:paragraph-properties fo:line-height="120.00%" fo:text-align="left"/>
    </style:style>
    <style:style style:name="P21" style:family="paragraph">
      <style:paragraph-properties fo:line-height="150.00%" fo:text-align="center"/>
    </style:style>
  </office:automatic-styles>
  <office:body>
    <office:text>
      <text:p text:style-name="P1"><draw:frame text:anchor-type="as-char" svg:width="102.92mm" svg:height="22.49mm" style:rel-width="scale" style:rel-height="scale"><draw:object-ole xlink:href="OleObj1"/><draw:image xlink:href="ObjectReplacements/OleObj1"/></draw:frame><text:span text:style-name="T1"/></text:p>
      <text:p text:style-name="P2"><text:span text:style-name="T2">CONHECIMENTOS LINGUÍSTICOS NECESSÁRIOS AO PROFESSOR ALFABETIZADOR </text:span></text:p>
      <text:p text:style-name="P3"><text:span text:style-name="T3">Mariane Bolda</text:span></text:p>
      <text:p text:style-name="P3"><text:span text:style-name="T4"/></text:p>
      <text:p text:style-name="P4"><text:span text:style-name="T5">RESUMO:</text:span><text:span text:style-name="T6">O objetivo geral do presente trabalho é fornecer subsídios teóricos da área da Linguística para professores alfabetizadores com dificuldades em sua prática pedagógica durante o processo de alfabetização.<text:s text:c="2"/>Para tanto, a partir de pesquisa bibliográfica, são apresentados conhecimentos básicos referentes à área de linguística, em especial à fonologia. A partir dos preceitos de Gagliari (1982, 2005), Soares (2013, 2002, 2017), Savage (2015) e outros autores, são apresentados alguns conhecimentos necessários aos alfabetizadores no intuito de contribuir com sua formação continuada, preenchendo em alguma medida as lacunas de sua formação. O estudo apresentado destaca a necessidade de os alfabetizadores conhecerem os princípios da fonética e da fonologia, compreendendo a complexidade da alfabetização devido às diferenças entre a fala e a escrita, podendo assim distinguir os processos e as etapas para a aprendizagem da leitura e escrita de seu aluno.</text:span></text:p>
      <text:p text:style-name="P5"><text:span text:style-name="T7"/></text:p>
      <text:p text:style-name="P6"><text:span text:style-name="T8">PALAVRAS-CHAVE</text:span><text:span text:style-name="T9">: Alfabetização. Linguística. Fonologia. Consciência Fonológica. </text:span></text:p>
      <text:p text:style-name="P7"><text:span text:style-name="T10"/></text:p>
      <text:p text:style-name="P7"><text:span text:style-name="T11"><text:s/></text:span></text:p>
      <text:p text:style-name="P8"><text:span text:style-name="T12">INTRODUÇÃO</text:span></text:p>
      <text:p text:style-name="P9"><text:span text:style-name="T13">O analfabetismo no Brasil permanece um tema de dolente atualidade. Mas a quem se pode atribuir a responsabilidade sobre o baixo desempenho escolar nos primeiros ciclos do ensino fundamental?</text:span></text:p>
      <text:p text:style-name="P9"><text:span text:style-name="T14">Dentre as diversas causas possíveis, uma das hipóteses mais prováveis é a de que os professores não têm embasamento teórico suficiente para auxiliá-los em suas práticas pedagógicas, uma vez que só a graduação parece não dar conta de todos os conhecimentos necessários à atuação profissional. </text:span></text:p>
      <text:p text:style-name="P9"><text:span text:style-name="T14">Soares (2002) afirma que os professores utilizam como “desculpa” “argumentos”, expressões como: “incapacidade” do aluno, “erros de linguagem”, “carência afetiva”, “vocabulário pobre”, entre outros, para justificar a falta de aprendizado do aluno. Todavia, ao contrário do que se pensa,</text:span><text:span text:style-name="T15"><text:s/>muitas dessas “dificuldades” podem ser decorrentes da falta de conhecimento específicos do professor. Em sua entrevista à revista Nova Escola de setembro de (2017), a autora destaca a necessidade de o alfabetizador se apropriar de conhecimentos de outras áreas, como por exemplo, da Psicologia Cognitiva, da Linguística, com enfoque para a fonologia e a sociolinguística. Exemplificando, a autora ressalta que por deficiências em sua formação,<text:s text:c="2"/>alfabetizadores<text:s/></text:span><text:span text:style-name="T16">não se dão conta do fenômeno da variação linguística e atribuem a essa variação o status de “erro do aluno”, não sabendo, portanto, como tratar questão em sala de aula.<text:s text:c="2"/>Outra carência é a falta de embasamento teórico em relação à fonética e à fonologia, uma vez que as capacidades necessárias para a alfabetização, envolvem a compreensão de que existe uma relação grafo-fonêmica, em que letras representam os sons da fala.</text:span></text:p>
      <text:p text:style-name="P9"><text:span text:style-name="T17">Devido a sua importância no processo de alfabetização, neste estudo tem-se por objetivo elencar os conhecimentos fonológicos imprescindíveis ao alfabetizador para que compreenda o processo de aprendizagem da criança e assim possa desenvolver um trabalho focado na aprendizagem da leitura e escrita de seus alunos conseguindo assim alfabetizar plenamente.</text:span></text:p>
      <text:p text:style-name="P9"><text:span text:style-name="T17">Diante das lacunas no processo formativo de alfabetizadores verificadas em estudos (FELIPPE, 2015) e da consequente necessidade de preencher essas lacunas da formação inicial (SOARES, 2017), a relevância deste estudo está em contribuir com sua formação continuada, buscando na área de Linguística alguns conhecimentos dos aspectos fonológicos indispensáveis para o ensino e aprendizagem da escrita.</text:span></text:p>
      <text:p text:style-name="P9"><text:span text:style-name="T18"/></text:p>
      <text:p text:style-name="P10"><text:span text:style-name="T18"/></text:p>
      <text:p text:style-name="P10"><text:span text:style-name="T19">PROCEDIMENTOS METODOLÓGICOS</text:span></text:p>
      <text:p text:style-name="P11"><text:span text:style-name="T20">O presente trabalho foi realizado através de pesquisa bibliográfica feita partindo de levantamento de referências teóricas, publicadas através de meios escritos e eletrônicos como livros, dissertações e páginas de web sites.</text:span></text:p>
      <text:p text:style-name="P11"><text:span text:style-name="T21"/></text:p>
      <text:p text:style-name="P11"><text:span text:style-name="T21"/></text:p>
      <text:p text:style-name="P12"><text:span text:style-name="T22">RESULTADOS E DISCUSSÃO</text:span></text:p>
      <text:p text:style-name="P12"><text:span text:style-name="T23"/></text:p>
      <text:p text:style-name="P12"><text:span text:style-name="T23"/></text:p>
      <text:p text:style-name="P12"><text:span text:style-name="T24">CONCLUSÕES</text:span></text:p>
      <text:p text:style-name="P13"><text:span text:style-name="T25">No desenvolvimento do trabalho foramdestacadosalguns conhecimentos da área da linguística, enfatizando-se alguns aspectos fonológicos, indispensáveis para a prática docente do professor alfabetizador para melhor contribuir na aprendizagem dos seus alunos na leitura e escrita.</text:span></text:p>
      <text:p text:style-name="P13"><text:span text:style-name="T25">É imprescindível que o alfabetizador compreenda o sistema de escrita alfabéticae desenvolva seu planejamento focado na aprendizagem e dificuldades do aluno. Para tanto, o alfabetizador necessita se apropriar de conhecimentos de outras áreas, como por exemplo, da Psicologia Cognitiva, da Linguística, com enfoque para a fonologia e a sociolinguística.</text:span></text:p>
      <text:p text:style-name="P14"><text:span text:style-name="T25"><text:s text:c="8"/>Como foi descrito no trabalho, por existirem deficiências na formação dos alfabetizadores, os mesmos<text:s/></text:span><text:span text:style-name="T26">não se dão conta da variação linguística que existe em nosso país e em nossas salas de aula e atribuem a essa variação o status de “erro do aluno”, não sabendo, portanto, como trabalhar a questão em sala de aula.<text:s text:c="2"/></text:span></text:p>
      <text:p text:style-name="P15"><text:span text:style-name="T27">É preciso também um<text:s/></text:span><text:span text:style-name="T28">embasamento teórico consistente em relação à fonética e à fonologia, uma vez que as capacidades necessárias para a alfabetização envolvem a compreensão de que existe uma relação grafo-fonêmica, em que letras representam os sons da fala.</text:span><text:span text:style-name="T29">Portanto,focar na consciência fonêmica e fonológica da criança, de forma que ela possa compreender o nosso sistema de escrita é comprovadamente uma dos conhecimentos linguísticos indispensáveis ao alfabetizador. </text:span></text:p>
      <text:p text:style-name="P15"><text:span text:style-name="T30"/></text:p>
      <text:p text:style-name="P15"><text:span text:style-name="T30"/></text:p>
      <text:p text:style-name="P15"><text:span text:style-name="T30"/></text:p>
      <text:p text:style-name="P16"><text:span text:style-name="T31">REFERÊNCIAS</text:span></text:p>
      <text:p text:style-name="P17"><text:span text:style-name="T32">ANDRÉ, T. C.</text:span><text:span text:style-name="T33"><text:s/>Princípios básicos de fonética e fonologia para a compreensão do processo de alfabetização em contexto de variedade lingüística.<text:s/></text:span><text:span text:style-name="T34">EDUCERE: Congresso Nacional de Educação. UNIOESTE, 2015.<text:s text:c="2"/></text:span></text:p>
      <text:p text:style-name="P17"><text:span text:style-name="T35"/></text:p>
      <text:p text:style-name="P17"><text:span text:style-name="T36">CAGLIARI, L. C.<text:s/></text:span><text:span text:style-name="T37">Leitura e Alfabetização</text:span><text:span text:style-name="T38">. Cadernos de Estudos Linguísticos. UNICAMP, 1982.</text:span></text:p>
      <text:p text:style-name="P17"><text:span text:style-name="T39"/></text:p>
      <text:p text:style-name="P18"><text:span text:style-name="T40">CAGLIARI, L. C.<text:s/></text:span><text:span text:style-name="T41">Algumas questões de Linguística na alfabetização.</text:span><text:span text:style-name="T42">Caderno do Professor. Belo Horizonte, MG, 2005. Disponível em</text:span><text:span text:style-name="T43"> </text:span><text:span text:style-name="T44">https://acervodigital.unesp.br/bitstream/123456789/40140/1/01d16t05.pdf</text:span></text:p>
      <text:p text:style-name="P18"><text:span text:style-name="T45"/></text:p>
      <text:p text:style-name="P18"><text:span text:style-name="T46">CIELO, C. A.<text:s/></text:span><text:span text:style-name="T47">Habilidades em Consciência Fonológica em crianças de 4 a 8 anos de idade. Tese de Doutorado.</text:span><text:span text:style-name="T48"><text:s/>Curso de Pós-graduação em Letras, Pontifícia Universidade Católica do Rio Grande do Sul, PUC-RS. Porto Alegre, 2000.</text:span></text:p>
      <text:p text:style-name="P18"><text:span text:style-name="T49"/></text:p>
      <text:p text:style-name="P18"><text:span text:style-name="T50">FELIPPE, A. P.</text:span><text:span text:style-name="T51">A importância da formação (psico)linguística do professor alfabetizador para a obtenção de bons resultados na alfabetização</text:span><text:span text:style-name="T52">. 2015. 128f. Dissertação de Mestrado – Universidade Federal de Santa Catarina, Florianópolis, 2015. </text:span></text:p>
      <text:p text:style-name="P18"><text:span text:style-name="T53"/></text:p>
      <text:p text:style-name="P18"><text:span text:style-name="T54">GATTI, B. A; BARRETO, E. S. S.<text:s/></text:span><text:span text:style-name="T55">Professores do Brasil: impasses e desafios</text:span><text:span text:style-name="T56">. Brasília: UNESCO, 2009.</text:span></text:p>
      <text:p text:style-name="P18"><text:span text:style-name="T57"/></text:p>
      <text:p text:style-name="P18"><text:span text:style-name="T58">LEMLE, M.<text:s/></text:span><text:span text:style-name="T59">Guia Teórico do Alfabetizador.<text:s/></text:span><text:span text:style-name="T60">17.ed. São Paulo: Ática, 2007.</text:span></text:p>
      <text:p text:style-name="P18"><text:span text:style-name="T61"/></text:p>
      <text:p text:style-name="P18"><text:span text:style-name="T62">MORAIS, J.<text:s/></text:span><text:span text:style-name="T63">Criar leitores</text:span><text:span text:style-name="T64">: para professores e educadores. Barueri, SP: Minha editora, 2013.</text:span></text:p>
      <text:p text:style-name="P18"><text:span text:style-name="T65"/></text:p>
      <text:p text:style-name="P18"><text:span text:style-name="T66">SAVAGE, J. F.<text:s/></text:span><text:span text:style-name="T67">Aprendera ler e a escrever a partir da fônica:</text:span><text:span text:style-name="T68">um programa abrangente de ensino/John F. Savage; tradução: Cnthia Beatrice Costa; revisão técnica: Adriana Corrêa Costa. 4.ed. Porto Alegre: AMGH, 2015.</text:span></text:p>
      <text:p text:style-name="P18"><text:span text:style-name="T69"/></text:p>
      <text:p text:style-name="P18"><text:span text:style-name="T70">SOARES, M.</text:span><text:span text:style-name="T71"><text:s/>Alfabetização e Letramento</text:span><text:span text:style-name="T72">. 6.ed. SP: Contexto, 2013.</text:span></text:p>
      <text:p text:style-name="P18"><text:span text:style-name="T73"/></text:p>
      <text:p text:style-name="P18"><text:span text:style-name="T74">SOARES, M.<text:s/></text:span><text:span text:style-name="T75">Linguagem e Escola</text:span><text:span text:style-name="T76">: Uma perspectiva social. 17ª ed. São Paulo: Ed, Ática, 2002.</text:span></text:p>
      <text:p text:style-name="P18"><text:span text:style-name="T77"/></text:p>
      <text:p text:style-name="P18"><text:span text:style-name="T78">SOARES, M.<text:s/></text:span><text:span text:style-name="T79">Oito erros sobre alfabetização</text:span><text:span text:style-name="T80">. Nova Escola, São Paulo, set. 2017.Disponível em:</text:span><text:span text:style-name="T81">&lt;</text:span><text:a xlink:href="http://www.novaescola.org.br/conteudo/6773/oito-erros-sobre-alfabetizacao"><text:span text:style-name="T83">www.novaescola.org.br/conteudo/6773/oito-erros-sobre-alfabetizacao</text:span></text:a><text:span text:style-name="T84">&gt;. Acesso em 25 set. 2017.</text:span></text:p>
      <text:p text:style-name="P18"><text:span text:style-name="T85"/></text:p>
      <text:p text:style-name="P19"><text:span text:style-name="T86">SCLIAR, C. L.<text:s/></text:span><text:span text:style-name="T87">Guia Prático de Alfabetização, baseado em princípios do sistema alfabético do português do Brasil.<text:s/></text:span><text:span text:style-name="T88">São Paulo: Contexto, 2003</text:span></text:p>
      <text:p text:style-name="P19"><text:span text:style-name="T89"/></text:p>
      <text:p text:style-name="P19"><text:span text:style-name="T90">_____________.</text:span><text:span text:style-name="T91">Aprendizagem neuronal na alfabetização para as práticas sociais da leitura e escrita.</text:span><text:span text:style-name="T92"><text:s/>Revista Intercâmbio, volume XX: 113-124, 2009. São Paulo: LAEL/PUC-SP. ISSN 1806-275x</text:span></text:p>
      <text:p text:style-name="P19"><text:span text:style-name="T93"/></text:p>
      <text:p text:style-name="P19"><text:span text:style-name="T94"><text:s/>____________.<text:s/></text:span><text:span text:style-name="T95">Sistema Scliar de Alfabetização</text:span><text:span text:style-name="T96">: fundamentos. Florianópolis: Lili, 2013.</text:span></text:p>
      <text:p text:style-name="P19"><text:span text:style-name="T97"/></text:p>
      <text:p text:style-name="P19"><text:span text:style-name="T98">ZORZI, J. L.<text:s/></text:span><text:span text:style-name="T99">Aprendizagem e distúrbios da linguagem escrita</text:span><text:span text:style-name="T100">: Questões clínicas e educacionais. Porto Alegre: Artmed, 2003</text:span></text:p>
      <text:p text:style-name="P20"><text:span text:style-name="T101"/></text:p>
      <text:p text:style-name="P21"><text:span text:style-name="T102"> 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